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draw:textarea-horizontal-align="justify" draw:textarea-vertical-align="middle" draw:auto-grow-height="true" draw:auto-grow-width="false" fo:min-height="3.506cm" fo:min-width="25.199cm"/>
    </style:style>
    <style:style style:name="pr2" style:family="presentation" style:parent-style-name="標準-subtitle">
      <style:graphic-properties draw:fill-color="#ffffff" draw:textarea-horizontal-align="center" draw:textarea-vertical-align="justify" draw:auto-grow-height="false" draw:auto-grow-width="true" fo:min-height="12.179cm" fo:min-width="25.19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title">
      <style:graphic-properties fo:min-height="3.506cm"/>
    </style:style>
    <style:style style:name="pr5" style:family="presentation" style:parent-style-name="標準-outline1">
      <style:graphic-properties fo:min-height="11.92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style:writing-mode="tb-r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果物ジュース作り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足立区立西保木間小学校</text:p>
            <text:p text:style-name="P1">3年1組</text:p>
            <text:p text:style-name="P1">河野　七月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 text:style-name="P4">きっかけ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春は、果物の季節。（秋も！）</text:p>
              </text:list-item>
              <text:list-item>
                <text:p text:style-name="P4">今が旬の果物で、フルーツジュースを作って見ようと思った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材料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今頃が旬の果物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17:33:16.919000000</meta:creation-date>
    <dc:date>2017-04-01T09:30:39.067000000</dc:date>
    <meta:editing-duration>P13DT42M36S</meta:editing-duration>
    <meta:editing-cycles>6</meta:editing-cycles>
    <meta:generator>LibreOffice/5.3.0.3$Windows_x86 LibreOffice_project/7074905676c47b82bbcfbea1aeefc84afe1c50e1</meta:generator>
    <meta:document-statistic meta:object-count="33"/>
  </office:meta>
</office:document-meta>
</file>